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="" draw:marker-start-width="0.275cm" draw:marker-end="Arrowheads_20_2" draw:marker-end-width="0.3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80" draw:marker-start="" draw:marker-start-width="0.35cm" draw:marker-end="Arrowheads_20_2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" svg:stroke-width="0.05cm" svg:stroke-color="#000080" draw:marker-start="" draw:marker-start-width="0.2cm" draw:marker-end="" draw:marker-end-width="0.3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svg:stroke-width="0.05cm" svg:stroke-color="#000000" draw:marker-start="Arrowheads_20_4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Ultrafine_20_Dashed" svg:stroke-width="0.1cm" svg:stroke-color="#008000" draw:marker-start="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Ultrafine_20_2_20_Dots_20_3_20_Dashes" svg:stroke-width="0.05cm" svg:stroke-color="#008000" draw:marker-start="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05cm" draw:marker-start="" draw:marker-start-width="0.275cm" draw:marker-end="Arrowheads_20_4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draw:marker-start="Arrowheads_20_4" draw:marker-start-width="0.275cm" draw:marker-end="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008000" draw:fill-gradient-name="Gradient_20_1" draw:opacity="25%" draw:textarea-horizontal-align="center" draw:textarea-vertical-align="middle" draw:shadow-opacity="25%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="hatch" draw:fill-color="#008000" draw:fill-gradient-name="Gradient_20_1" draw:fill-hatch-name="Black_20_45_20_Degrees" draw:opacity="45%" draw:textarea-horizontal-align="center" draw:textarea-vertical-align="middle" draw:shadow-opacity="45%"/>
    </style:style>
    <style:style style:name="gr15" style:family="graphic" style:parent-style-name="objectwithoutfill">
      <style:graphic-properties draw:fill="gradient" draw:fill-color="#c0c0c0" draw:fill-gradient-name="Radial_20_red_2f_yellow" draw:fill-hatch-name="Black_20_0_20_Degrees" draw:textarea-horizontal-align="center" draw:textarea-vertical-align="middle"/>
    </style:style>
    <style:style style:name="gr16" style:family="graphic" style:parent-style-name="standard">
      <style:graphic-properties draw:stroke="solid" draw:stroke-dash="Ultrafine_20_Dashed" svg:stroke-width="0.1cm" svg:stroke-color="#008000" draw:marker-start="Arrowheads_20_2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05cm" draw:marker-start-width="0.275cm" draw:marker-end="Arrowheads_20_4" draw:marker-end-width="0.275cm" draw:fill="hatch" draw:fill-hatch-name="Black_20_-45_20_Degrees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cm" fo:min-width="2.236cm"/>
    </style:style>
    <style:style style:name="gr19" style:family="graphic" style:parent-style-name="standard">
      <style:graphic-properties svg:stroke-width="0.051cm" draw:marker-start="Arrowheads_20_5" draw:marker-start-width="0.276cm" draw:marker-end="Arrowheads_20_5" draw:marker-end-width="0.376cm" draw:fill="gradient" draw:fill-gradient-name="Gradient_20_3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solid" draw:stroke-dash="Ultrafine_20_Dashed" svg:stroke-width="0.1cm" svg:stroke-color="#008000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Ultrafine_20_Dashed" svg:stroke-width="0.05cm" svg:stroke-color="#008000" draw:marker-start="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8000" draw:marker-end="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objectwithoutfill">
      <style:graphic-properties svg:stroke-width="0.05cm" draw:marker-start="Arrowheads_20_4" draw:marker-start-width="0.275cm" draw:marker-end="Arrowheads_20_4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color="#008000" draw:fill="solid" draw:fill-color="#008000" draw:textarea-horizontal-align="justify" draw:textarea-vertical-align="middle" draw:auto-grow-height="false"/>
    </style:style>
    <style:style style:name="gr25" style:family="graphic" style:parent-style-name="standard">
      <style:graphic-properties svg:stroke-width="0.051cm" draw:marker-start-width="0.276cm" draw:marker-end="Arrowheads_20_2" draw:marker-end-width="0.3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51cm" svg:stroke-color="#008000" draw:marker-start-width="0.277cm" draw:marker-end-width="0.277cm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width="0.051cm" svg:stroke-color="#000000" draw:marker-start-width="0.277cm" draw:marker-end-width="0.277cm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dash" draw:stroke-dash="Ultrafine_20_Dashed" svg:stroke-width="0.051cm" draw:marker-start="" draw:marker-start-width="0.2cm" draw:marker-end="Arrowheads_20_4" draw:marker-end-width="0.153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.051cm" svg:stroke-color="#008000" draw:marker-start-width="0.277cm" draw:marker-end="" draw:marker-end-width="0.277cm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svg:stroke-width="0.051cm" draw:marker-start="" draw:marker-start-width="0.2cm" draw:marker-end="Arrow" draw:marker-end-width="0.153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draw:marker-start="" draw:marker-end="Arrowheads_20_5" draw:fill="none" draw:fill-color="#008000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draw:stroke-dash="Ultrafine_20_Dashed" svg:stroke-width="0.051cm" draw:marker-start="" draw:marker-end="Arrowheads_20_2" draw:marker-end-width="0.153cm" draw:fill="none" draw:fill-color="#008000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draw:marker-start="" draw:marker-end="Arrowheads_20_2" draw:marker-end-width="0.153cm" draw:fill="none" draw:fill-color="#008000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dash" draw:stroke-dash="Ultrafine_20_Dashed" svg:stroke-width="0.051cm" draw:marker-start="" draw:marker-end="Arrowheads_20_2" draw:marker-end-width="0.153cm" draw:fill="none" draw:fill-color="#008000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width="0.051cm" svg:stroke-color="#000000" draw:marker-start-width="0.277cm" draw:marker-end-width="0.277cm" draw:fill="none" draw:fill-color="#ffffff" draw:textarea-horizontal-align="left" draw:auto-grow-height="true" draw:auto-grow-width="true" fo:min-height="0cm" fo:min-width="0.205cm"/>
    </style:style>
    <style:style style:name="gr36" style:family="graphic" style:parent-style-name="standard">
      <style:graphic-properties draw:fill="solid" draw:fill-color="#800000" draw:opacity="30%" draw:textarea-horizontal-align="justify" draw:textarea-vertical-align="middle" draw:auto-grow-height="false" draw:shadow-opacity="30%"/>
    </style:style>
    <style:style style:name="gr37" style:family="graphic" style:parent-style-name="objectwithoutfill">
      <style:graphic-properties draw:fill="solid" draw:fill-color="#008000" draw:opacity="30%" draw:textarea-horizontal-align="center" draw:textarea-vertical-align="middle" draw:shadow-opacity="30%"/>
    </style:style>
    <style:style style:name="gr38" style:family="graphic" style:parent-style-name="standard">
      <style:graphic-properties svg:stroke-width="0.051cm" draw:marker-start-width="0.276cm" draw:marker-end-width="0.2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dash" draw:stroke-dash="Fine_20_Dashed_20__28_var_29_" svg:stroke-width="0.051cm" draw:marker-start-width="0.276cm" draw:marker-end="Arrow" draw:marker-end-width="0.3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draw:marker-start-width="0.276cm" draw:marker-end="Arrow" draw:marker-end-width="0.3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solid" draw:stroke-dash="Ultrafine_20_Dashed" svg:stroke-width="0.051cm" draw:marker-start-width="0.276cm" draw:marker-end="Arrow" draw:marker-end-width="0.3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dash" draw:stroke-dash="Ultrafine_20_Dashed" svg:stroke-width="0.051cm" draw:marker-start-width="0.276cm" draw:marker-end="Arrow" draw:marker-end-width="0.3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fo:min-height="1.1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2cm" fo:min-width="0.751cm"/>
    </style:style>
    <style:style style:name="gr4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952cm" fo:min-width="0.751cm"/>
    </style:style>
    <style:style style:name="gr46" style:family="graphic" style:parent-style-name="standard">
      <style:graphic-properties svg:stroke-width="0.051cm" draw:marker-start-width="0.276cm" draw:marker-end-width="0.276cm" draw:fill="none" draw:fill-color="#008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0000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draw:marker-start-width="0.276cm" draw:marker-end-width="0.276cm" draw:fill="none" draw:fill-color="#008000" draw:textarea-horizontal-align="justify" draw:textarea-vertical-align="middle" draw:auto-grow-height="false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draw:marker-start-width="0.277cm" draw:marker-end="Arrow" draw:marker-end-width="0.377cm" draw:fill="solid" draw:fill-color="#008000" draw:textarea-horizontal-align="center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draw:stroke="dash" draw:stroke-dash="Ultrafine_20_Dashed" svg:stroke-width="0.051cm" draw:marker-start-width="0.277cm" draw:marker-end="Arrow" draw:marker-end-width="0.377cm" draw:fill="solid" draw:fill-color="#008000" draw:textarea-horizontal-align="center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svg:stroke-width="0.051cm" svg:stroke-color="#e6b4b4" draw:fill="solid" draw:fill-color="#e6b4b4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b4e6b4" draw:fill="solid" draw:fill-color="#b4e6b4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c8c8ff" draw:fill="solid" draw:fill-color="#c8c8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6b4b4" draw:fill-gradient-name="Gradient_20_1" draw:fill-hatch-name="Hatch_20_1" draw:fill-hatch-solid="false" draw:opacity="100%" draw:textarea-horizontal-align="justify" draw:textarea-vertical-align="middle" draw:auto-grow-height="false" draw:shadow-opacity="100%"/>
    </style:style>
    <style:style style:name="gr56" style:family="graphic" style:parent-style-name="standard">
      <style:graphic-properties draw:fill="solid" draw:fill-color="#b4e6b4" draw:fill-gradient-name="Gradient_20_1" draw:gradient-step-count="107" draw:fill-hatch-name="Hatch_20_2" draw:fill-hatch-solid="false" draw:fill-image-name="Empty" draw:opacity="100%" draw:textarea-horizontal-align="justify" draw:textarea-vertical-align="middle" draw:auto-grow-height="false" draw:shadow-offset-x="0.305cm" draw:shadow-offset-y="0.305cm" draw:shadow-opacity="100%"/>
    </style:style>
    <style:style style:name="gr57" style:family="graphic" style:parent-style-name="standard">
      <style:graphic-properties draw:stroke="none" svg:stroke-color="#000000" draw:fill="none" draw:fill-color="#ffffff" fo:min-height="1.074cm"/>
    </style:style>
    <style:style style:name="gr58" style:family="graphic" style:parent-style-name="standard">
      <style:graphic-properties draw:fill="solid" draw:fill-color="#c8c8ff" draw:fill-gradient-name="Rectangular_20_red_2f_white" draw:fill-hatch-name="Hatch_20_1" draw:fill-hatch-solid="false" draw:opacity="100%" draw:textarea-horizontal-align="justify" draw:textarea-vertical-align="middle" draw:auto-grow-height="false" draw:shadow-opacity="100%"/>
    </style:style>
    <style:style style:name="gr59" style:family="graphic" style:parent-style-name="standard">
      <style:graphic-properties svg:stroke-width="0.051cm" svg:stroke-color="#ffffff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stroke="dash" draw:stroke-dash="Ultrafine_20_Dashed" svg:stroke-width="0.051cm" draw:textarea-horizontal-align="center" draw:textarea-vertical-align="middle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c8c87b" draw:fill="solid" draw:fill-color="#c8c87b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P4" style:family="paragraph">
      <style:text-properties fo:color="#008000"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5" style:family="paragraph">
      <style:text-properties fo:color="#000080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color="#008000" fo:font-family="'Times New Roman'" style:font-family-generic="roman" style:font-pitch="variabl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>
      <style:text-properties fo:color="#000000"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>
      <style:text-properties fo:color="#000080" fo:font-family="'Times New Roman'" style:font-family-generic="roman" style:font-pitch="variabl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>
      <style:text-properties fo:color="#000080"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0" style:family="paragraph">
      <style:text-properties fo:color="#008000" fo:font-family="'Times New Roman'" style:font-family-generic="roman" style:font-pitch="variable" fo:font-weight="bold" style:font-weight-asian="bold" style:font-weight-complex="bold"/>
    </style:style>
    <style:style style:name="P11" style:family="paragraph">
      <style:text-properties fo:color="#000000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P12" style:family="paragraph">
      <style:text-properties fo:color="#000000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>
      <style:text-properties fo:color="#000000" style:text-position="-15% 58%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style:text-properties fo:font-family="Georg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text-properties fo:font-family="Georgia" style:font-family-generic="roman" style:font-pitch="variable" fo:font-style="italic" style:font-style-asian="italic" style:font-style-complex="italic"/>
    </style:style>
    <style:style style:name="P19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20" style:family="paragraph">
      <style:text-properties fo:font-family="'Times New Roman'" style:font-family-generic="roman" style:font-pitch="variable" fo:font-weight="bold" style:font-weight-asian="bold" style:font-weight-complex="bold"/>
    </style:style>
    <style:style style:name="T1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" style:family="text">
      <style:text-properties fo:font-family="'Times New Roman'" style:font-style-name="Normal" style:font-family-generic="roman" style:font-pitch="variable" fo:font-size="18pt" fo:font-weight="bold" style:font-family-asian="'Times New Roman'" style:font-style-name-asian="Normal" style:font-family-generic-asian="roman" style:font-pitch-asian="variable" style:font-size-asian="18pt" style:font-weight-asian="bold" style:font-family-complex="'Times New Roman'" style:font-style-name-complex="Normal" style:font-family-generic-complex="roman" style:font-pitch-complex="variable" style:font-size-complex="18pt" style:font-weight-complex="bold"/>
    </style:style>
    <style:style style:name="T3" style:family="text">
      <style:text-properties style:text-position="sub 58%" fo:font-family="'Times New Roman'" style:font-family-generic="roman" style:font-pitch="variable" fo:font-size="18pt" fo:font-weight="bold" style:font-family-asian="'Times New Roman'" style:font-style-name-asian="Normal" style:font-family-generic-asian="roman" style:font-pitch-asian="variable" style:font-size-asian="18pt" style:font-weight-asian="bold" style:font-family-complex="'Times New Roman'" style:font-style-name-complex="Normal" style:font-family-generic-complex="roman" style:font-pitch-complex="variable" style:font-size-complex="18pt" style:font-weight-complex="bold"/>
    </style:style>
    <style:style style:name="T4" style:family="text">
      <style:text-properties fo:color="#008000" fo:font-family="'Times New Roman'" style:font-style-name="Normal" style:font-family-generic="roman" style:font-pitch="variable" fo:font-size="18pt" fo:font-style="italic" fo:font-weight="bold" style:font-family-asian="'Times New Roman'" style:font-style-name-asian="Normal" style:font-family-generic-asian="roman" style:font-pitch-asian="variable" style:font-size-asian="18pt" style:font-style-asian="italic" style:font-weight-asian="bold" style:font-family-complex="'Times New Roman'" style:font-style-name-complex="Normal" style:font-family-generic-complex="roman" style:font-pitch-complex="variable" style:font-size-complex="18pt" style:font-style-complex="italic" style:font-weight-complex="bold"/>
    </style:style>
    <style:style style:name="T5" style:family="text">
      <style:text-properties fo:color="#000080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08000" fo:font-family="OpenSymbol" style:font-style-name="Regular" style:font-pitch="variable" style:font-charset="x-symbol" fo:font-size="18pt" fo:font-style="normal" fo:font-weight="bold" style:font-family-asian="OpenSymbol" style:font-style-name-asian="Regular" style:font-pitch-asian="variable" style:font-charset-asian="x-symbol" style:font-size-asian="18pt" style:font-style-asian="normal" style:font-weight-asian="bold" style:font-family-complex="OpenSymbol" style:font-style-name-complex="Regular" style:font-pitch-complex="variable" style:font-charset-complex="x-symbol" style:font-size-complex="18pt" style:font-style-complex="normal" style:font-weight-complex="bold"/>
    </style:style>
    <style:style style:name="T7" style:family="text">
      <style:text-properties fo:color="#000000" fo:font-family="'Times New Roman'" style:font-style-name="Normal" style:font-family-generic="roman" style:font-pitch="variable" fo:font-size="18pt" fo:font-style="italic" fo:font-weight="bold" style:font-family-asian="'Times New Roman'" style:font-style-name-asian="Normal" style:font-family-generic-asian="roman" style:font-pitch-asian="variable" style:font-size-asian="18pt" style:font-style-asian="italic" style:font-weight-asian="bold" style:font-family-complex="'Times New Roman'" style:font-style-name-complex="Normal" style:font-family-generic-complex="roman" style:font-pitch-complex="variable" style:font-size-complex="18pt" style:font-style-complex="italic" style:font-weight-complex="bold"/>
    </style:style>
    <style:style style:name="T8" style:family="text">
      <style:text-properties fo:color="#000000" fo:font-family="'Times New Roman'" style:font-family-generic="roman" style:font-pitch="variable" fo:font-size="18pt" fo:font-style="normal" fo:font-weight="bold" style:font-family-asian="OpenSymbol" style:font-style-name-asian="Regular" style:font-pitch-asian="variable" style:font-charset-asian="x-symbol" style:font-size-asian="18pt" style:font-style-asian="normal" style:font-weight-asian="bold" style:font-family-complex="OpenSymbol" style:font-style-name-complex="Regular" style:font-pitch-complex="variable" style:font-charset-complex="x-symbol" style:font-size-complex="18pt" style:font-style-complex="normal" style:font-weight-complex="bold"/>
    </style:style>
    <style:style style:name="T9" style:family="text">
      <style:text-properties fo:color="#000000" fo:font-family="StarSymbol" style:font-style-name="Regular" style:font-pitch="variable" style:font-charset="x-symbol" fo:font-size="18pt" fo:font-style="normal" fo:font-weight="bold" style:font-family-asian="StarSymbol" style:font-style-name-asian="Regular" style:font-pitch-asian="variable" style:font-charset-asian="x-symbol" style:font-size-asian="18pt" style:font-style-asian="normal" style:font-weight-asian="bold" style:font-family-complex="StarSymbol" style:font-style-name-complex="Regular" style:font-pitch-complex="variable" style:font-charset-complex="x-symbol" style:font-size-complex="18pt" style:font-style-complex="normal" style:font-weight-complex="bold"/>
    </style:style>
    <style:style style:name="T10" style:family="text">
      <style:text-properties fo:color="#000080" fo:font-family="StarSymbol" style:font-style-name="Regular" style:font-pitch="variable" style:font-charset="x-symbol" fo:font-size="18pt" fo:font-style="normal" fo:font-weight="bold" style:font-family-asian="StarSymbol" style:font-style-name-asian="Regular" style:font-pitch-asian="variable" style:font-charset-asian="x-symbol" style:font-size-asian="18pt" style:font-style-asian="normal" style:font-weight-asian="bold" style:font-family-complex="StarSymbol" style:font-style-name-complex="Regular" style:font-pitch-complex="variable" style:font-charset-complex="x-symbol" style:font-size-complex="18pt" style:font-style-complex="normal" style:font-weight-complex="bold"/>
    </style:style>
    <style:style style:name="T11" style:family="text">
      <style:text-properties fo:color="#000080" style:text-position="sub 58%" fo:font-family="'Times New Roman'" style:font-family-generic="roman" style:font-pitch="variable" fo:font-size="18pt" fo:font-style="normal" fo:font-weight="bold" style:font-family-asian="OpenSymbol" style:font-style-name-asian="Regular" style:font-pitch-asian="variable" style:font-charset-asian="x-symbol" style:font-size-asian="18pt" style:font-style-asian="normal" style:font-weight-asian="bold" style:font-family-complex="OpenSymbol" style:font-style-name-complex="Regular" style:font-pitch-complex="variable" style:font-charset-complex="x-symbol" style:font-size-complex="18pt" style:font-style-complex="normal" style:font-weight-complex="bold"/>
    </style:style>
    <style:style style:name="T12" style:family="text">
      <style:text-properties fo:color="#000080" fo:font-family="'Times New Roman'" style:font-style-name="Normal" style:font-family-generic="roman" style:font-pitch="variable" fo:font-size="18pt" fo:font-style="italic" fo:font-weight="bold" style:font-family-asian="'Times New Roman'" style:font-style-name-asian="Normal" style:font-family-generic-asian="roman" style:font-pitch-asian="variable" style:font-size-asian="18pt" style:font-style-asian="italic" style:font-weight-asian="bold" style:font-family-complex="'Times New Roman'" style:font-style-name-complex="Normal" style:font-family-generic-complex="roman" style:font-pitch-complex="variable" style:font-size-complex="18pt" style:font-style-complex="italic" style:font-weight-complex="bold"/>
    </style:style>
    <style:style style:name="T13" style:family="text">
      <style:text-properties fo:color="#000080" style:text-position="sub 58%" fo:font-family="'Times New Roman'" style:font-family-generic="roman" style:font-pitch="variable" fo:font-size="18pt" fo:font-style="normal" fo:font-weight="bold" style:font-family-asian="StarSymbol" style:font-style-name-asian="Regular" style:font-pitch-asian="variable" style:font-charset-asian="x-symbol" style:font-size-asian="18pt" style:font-style-asian="normal" style:font-weight-asian="bold" style:font-family-complex="StarSymbol" style:font-style-name-complex="Regular" style:font-pitch-complex="variable" style:font-charset-complex="x-symbol" style:font-size-complex="18pt" style:font-style-complex="normal" style:font-weight-complex="bold"/>
    </style:style>
    <style:style style:name="T14" style:family="text">
      <style:text-properties fo:color="#008000" fo:font-family="'Times New Roman'" style:font-family-generic="roman" style:font-pitch="variable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15" style:family="text">
      <style:text-properties fo:color="#008000" fo:font-family="'Times New Roman'" style:font-style-name="Normal" style:font-family-generic="roman" fo:font-weight="bold" style:font-family-asian="'Times New Roman'" style:font-style-name-asian="Normal" style:font-family-generic-asian="roman" style:font-weight-asian="bold" style:font-family-complex="'Times New Roman'" style:font-style-name-complex="Normal" style:font-family-generic-complex="roman" style:font-weight-complex="bold"/>
    </style:style>
    <style:style style:name="T16" style:family="text">
      <style:text-properties fo:color="#000000"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color="#000000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0000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color="#000000" style:text-position="-15% 58%" fo:font-family="'Times New Roman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color="#000000" style:text-position="0% 100%" fo:font-family="'Times New Roman'" style:font-style-name="Normal" style:font-family-generic="roman" style:font-pitch="variable" fo:font-size="12pt" fo:font-style="italic" fo:font-weight="bold" style:font-family-asian="'Times New Roman'" style:font-style-name-asian="Normal" style:font-family-generic-asian="roman" style:font-pitch-asian="variable" style:font-size-asian="12pt" style:font-style-asian="italic" style:font-weight-asian="bold" style:font-family-complex="'Times New Roman'" style:font-style-name-complex="Normal" style:font-family-generic-complex="roman" style:font-pitch-complex="variable" style:font-size-complex="12pt" style:font-style-complex="italic" style:font-weight-complex="bold"/>
    </style:style>
    <style:style style:name="T21" style:family="text">
      <style:text-properties fo:color="#000000" style:text-position="-15% 58%" fo:font-family="'Times New Roman'" style:font-style-name="Normal" style:font-family-generic="roman" style:font-pitch="variable" fo:font-size="12pt" fo:font-style="italic" fo:font-weight="bold" style:font-family-asian="'Times New Roman'" style:font-style-name-asian="Normal" style:font-family-generic-asian="roman" style:font-pitch-asian="variable" style:font-size-asian="12pt" style:font-style-asian="italic" style:font-weight-asian="bold" style:font-family-complex="'Times New Roman'" style:font-style-name-complex="Normal" style:font-family-generic-complex="roman" style:font-pitch-complex="variable" style:font-size-complex="12pt" style:font-style-complex="italic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family="Arial" style:font-style-name="Normal" style:font-family-generic="swiss" fo:font-size="16pt" fo:font-weight="bold" style:font-family-asian="Arial" style:font-style-name-asian="Normal" style:font-family-generic-asian="swiss" style:font-size-asian="16pt" style:font-weight-asian="bold" style:font-family-complex="Arial" style:font-style-name-complex="Normal" style:font-family-generic-complex="swiss" style:font-size-complex="16pt" style:font-weight-complex="bold"/>
    </style:style>
    <style:style style:name="T24" style:family="text">
      <style:text-properties style:text-position="sub 58%" fo:font-family="Arial" style:font-style-name="Normal" style:font-family-generic="swiss" fo:font-size="16pt" fo:font-weight="bold" style:font-family-asian="Arial" style:font-style-name-asian="Normal" style:font-family-generic-asian="swiss" style:font-size-asian="16pt" style:font-weight-asian="bold" style:font-family-complex="Arial" style:font-style-name-complex="Normal" style:font-family-generic-complex="swiss" style:font-size-complex="16pt" style:font-weight-complex="bold"/>
    </style:style>
    <style:style style:name="T25" style:family="text">
      <style:text-properties style:text-position="sub 58%" fo:font-weight="bold" style:font-weight-asian="bold" style:font-weight-complex="bold"/>
    </style:style>
    <style:style style:name="T26" style:family="text">
      <style:text-properties fo:font-family="Georg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family="Georgia" style:font-family-generic="roman" style:font-pitch="variable" fo:font-style="italic" style:font-style-asian="italic" style:font-style-complex="italic"/>
    </style:style>
    <style:style style:name="T28" style:family="text">
      <style:text-properties style:text-position="sub 58%" fo:font-family="Georgia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29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30" style:family="text">
      <style:text-properties style:text-position="sub 58%" fo:font-family="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31" style:family="text">
      <style:text-properties fo:font-family="'Times New Roman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979cm" svg:y1="14.004cm" svg:x2="8.979cm" svg:y2="5.031cm">
          <text:p/>
        </draw:line>
        <draw:line draw:style-name="gr1" draw:text-style-name="P1" draw:layer="layout" svg:x1="8.979cm" svg:y1="14.005cm" svg:x2="4.87cm" svg:y2="17.869cm">
          <text:p/>
        </draw:line>
        <draw:line draw:style-name="gr1" draw:text-style-name="P1" draw:layer="layout" svg:x1="8.979cm" svg:y1="14.024cm" svg:x2="16.802cm" svg:y2="14.023cm">
          <text:p/>
        </draw:line>
        <draw:line draw:style-name="gr2" draw:text-style-name="P1" draw:layer="layout" svg:x1="8.98cm" svg:y1="14.025cm" svg:x2="14.271cm" svg:y2="9.709cm">
          <text:p/>
        </draw:line>
        <draw:line draw:style-name="gr3" draw:text-style-name="P1" draw:layer="layout" svg:x1="9.018cm" svg:y1="7.639cm" svg:x2="14.272cm" svg:y2="9.709cm">
          <text:p/>
        </draw:line>
        <draw:line draw:style-name="gr3" draw:text-style-name="P1" draw:layer="layout" svg:x1="9.018cm" svg:y1="14.039cm" svg:x2="14.272cm" svg:y2="16.109cm">
          <text:p/>
        </draw:line>
        <draw:line draw:style-name="gr3" draw:text-style-name="P1" draw:layer="layout" svg:x1="14.194cm" svg:y1="16.075cm" svg:x2="14.272cm" svg:y2="9.709cm">
          <text:p/>
        </draw:line>
        <draw:line draw:style-name="gr3" draw:text-style-name="P1" draw:layer="layout" svg:x1="14.194cm" svg:y1="16.075cm" svg:x2="6.794cm" svg:y2="16.036cm">
          <text:p/>
        </draw:line>
        <draw:line draw:style-name="gr3" draw:text-style-name="P1" draw:layer="layout" svg:x1="14.194cm" svg:y1="16.076cm" svg:x2="16.035cm" svg:y2="14.004cm">
          <text:p/>
        </draw:line>
        <draw:frame draw:style-name="gr4" draw:text-style-name="P2" draw:layer="layout" svg:width="0.82cm" svg:height="0.954cm" svg:x="4.283cm" svg:y="17.618cm">
          <draw:text-box>
            <text:p><text:span text:style-name="T1">x</text:span></text:p>
          </draw:text-box>
        </draw:frame>
        <draw:frame draw:style-name="gr4" draw:text-style-name="P2" draw:layer="layout" svg:width="0.748cm" svg:height="0.954cm" svg:x="8.665cm" svg:y="4.173cm">
          <draw:text-box>
            <text:p><text:span text:style-name="T1">z</text:span></text:p>
          </draw:text-box>
        </draw:frame>
        <draw:frame draw:style-name="gr4" draw:text-style-name="P2" draw:layer="layout" svg:width="0.786cm" svg:height="0.954cm" svg:x="16.688cm" svg:y="13.431cm">
          <draw:text-box>
            <text:p><text:span text:style-name="T1">y</text:span></text:p>
          </draw:text-box>
        </draw:frame>
        <draw:line draw:style-name="gr5" draw:text-style-name="P1" draw:layer="layout" svg:x1="14.264cm" svg:y1="6.058cm" svg:x2="14.272cm" svg:y2="9.709cm">
          <text:p/>
        </draw:line>
        <draw:line draw:style-name="gr5" draw:text-style-name="P1" draw:layer="layout" svg:x1="11.848cm" svg:y1="12.011cm" svg:x2="14.228cm" svg:y2="9.709cm">
          <text:p/>
        </draw:line>
        <draw:line draw:style-name="gr5" draw:text-style-name="P1" draw:layer="layout" svg:x1="17.332cm" svg:y1="9.701cm" svg:x2="14.272cm" svg:y2="9.709cm">
          <text:p/>
        </draw:line>
        <draw:line draw:style-name="gr6" draw:text-style-name="P1" draw:layer="layout" svg:x1="15.261cm" svg:y1="7.094cm" svg:x2="14.272cm" svg:y2="9.71cm">
          <text:p/>
        </draw:line>
        <draw:frame draw:style-name="gr4" draw:text-style-name="P3" draw:layer="layout" svg:width="0.951cm" svg:height="1.162cm" svg:x="13.795cm" svg:y="5.032cm">
          <draw:text-box>
            <text:p><text:span text:style-name="T2">ê</text:span><text:span text:style-name="T3">z</text:span></text:p>
          </draw:text-box>
        </draw:frame>
        <draw:frame draw:style-name="gr4" draw:text-style-name="P3" draw:layer="layout" svg:width="0.972cm" svg:height="1.162cm" svg:x="11.296cm" svg:y="11.832cm">
          <draw:text-box>
            <text:p><text:span text:style-name="T2">ê</text:span><text:span text:style-name="T3">x</text:span></text:p>
          </draw:text-box>
        </draw:frame>
        <draw:frame draw:style-name="gr4" draw:text-style-name="P3" draw:layer="layout" svg:width="0.972cm" svg:height="1.162cm" svg:x="17.347cm" svg:y="9.12cm">
          <draw:text-box>
            <text:p><text:span text:style-name="T2">ê</text:span><text:span text:style-name="T3">y</text:span></text:p>
          </draw:text-box>
        </draw:frame>
        <draw:line draw:style-name="gr7" draw:text-style-name="P1" draw:layer="layout" svg:x1="15.376cm" svg:y1="6.558cm" svg:x2="15.376cm" svg:y2="10.737cm">
          <text:p/>
        </draw:line>
        <draw:line draw:style-name="gr7" draw:text-style-name="P1" draw:layer="layout" svg:x1="14.303cm" svg:y1="9.701cm" svg:x2="15.376cm" svg:y2="10.738cm">
          <text:p/>
        </draw:line>
        <draw:frame draw:style-name="gr8" draw:text-style-name="P4" draw:layer="layout" svg:width="0.976cm" svg:height="0.954cm" svg:x="15.276cm" svg:y="4.815cm">
          <draw:text-box>
            <text:p><text:span text:style-name="T4">Ω</text:span></text:p>
          </draw:text-box>
        </draw:frame>
        <draw:frame draw:style-name="gr4" draw:text-style-name="P5" draw:layer="layout" svg:width="0.786cm" svg:height="0.954cm" svg:x="11.004cm" svg:y="10.83cm">
          <draw:text-box>
            <text:p><text:span text:style-name="T5">r</text:span></text:p>
          </draw:text-box>
        </draw:frame>
        <draw:path draw:style-name="gr9" draw:text-style-name="P1" draw:id="id1" draw:layer="layout" svg:width="0.615cm" svg:height="0.519cm" svg:x="14.3cm" svg:y="7.227cm" svg:viewBox="0 0 616 520" svg:d="m0 8c655-64 501 282 616 512">
          <text:p/>
        </draw:path>
        <draw:connector draw:style-name="gr10" draw:text-style-name="P1" draw:layer="layout" draw:type="curve" svg:x1="14.608cm" svg:y1="7.227cm" svg:x2="15.016cm" svg:y2="4.778cm" draw:start-shape="id1" draw:start-glue-point="0" draw:end-shape="id2" draw:end-glue-point="2" svg:d="m14608 7227c0-1857 408-633 408-2449">
          <text:p/>
        </draw:connector>
        <draw:path draw:style-name="gr11" draw:text-style-name="P1" draw:id="id3" draw:layer="layout" svg:width="1.886cm" svg:height="0.352cm" svg:x="13.144cm" svg:y="10.468cm" svg:viewBox="0 0 1887 353" svg:d="m1887 0c-767 690-1994 115-1879 345">
          <text:p/>
        </draw:path>
        <draw:connector draw:style-name="gr10" draw:text-style-name="P1" draw:layer="layout" draw:type="curve" svg:x1="14.087cm" svg:y1="10.821cm" svg:x2="16.105cm" svg:y2="11.849cm" draw:start-shape="id3" draw:start-glue-point="2" svg:d="m14087 10821c0 1162 2018 649 2018 1028">
          <text:p/>
        </draw:connector>
        <draw:frame draw:style-name="gr8" draw:text-style-name="P4" draw:id="id2" draw:layer="layout" svg:width="0.832cm" svg:height="0.954cm" svg:x="14.6cm" svg:y="3.824cm">
          <draw:text-box>
            <text:p><text:span text:style-name="T4">θ</text:span></text:p>
          </draw:text-box>
        </draw:frame>
        <draw:frame draw:style-name="gr8" draw:text-style-name="P6" draw:layer="layout" svg:width="1.014cm" svg:height="0.886cm" svg:x="15.97cm" svg:y="11.473cm">
          <draw:text-box>
            <text:p><text:span text:style-name="T6"></text:span></text:p>
          </draw:text-box>
        </draw:frame>
        <draw:polygon draw:style-name="gr12" draw:text-style-name="P1" draw:layer="layout" svg:width="1.265cm" svg:height="0.843cm" svg:x="6.326cm" svg:y="24.243cm" svg:viewBox="0 0 1266 844" draw:points="395,0 0,452 395,452 712,603 673,844 1266,361 1068,61 712,0 356,0 356,30">
          <text:p/>
        </draw:polygon>
        <draw:frame draw:style-name="gr8" draw:text-style-name="P4" draw:id="id4" draw:layer="layout" svg:width="1.294cm" svg:height="0.954cm" svg:x="16.887cm" svg:y="6.618cm">
          <draw:text-box>
            <text:p><text:span text:style-name="T4">dΩ</text:span></text:p>
          </draw:text-box>
        </draw:frame>
        <draw:polygon draw:style-name="gr13" draw:text-style-name="P1" draw:layer="layout" svg:width="1.374cm" svg:height="0.819cm" svg:x="7.197cm" svg:y="20.809cm" svg:viewBox="0 0 1375 820" draw:points="0,58 437,293 625,820 1375,742 1280,410 1031,97 874,0 437,19">
          <text:p/>
        </draw:polygon>
        <draw:polygon draw:style-name="gr14" draw:text-style-name="P1" draw:layer="layout" svg:width="0.958cm" svg:height="0.847cm" draw:transform="rotate (0.7853981633973) translate (15.5293612562446cm 19.8603259018113cm)" svg:viewBox="0 0 959 848" draw:points="288,50088 0,50666 256,50704 671,50897 959,50357 767,50126 511,50049 319,50088">
          <text:p/>
        </draw:polygon>
        <draw:polygon draw:style-name="gr15" draw:text-style-name="P1" draw:layer="layout" svg:width="0.877cm" svg:height="0.965cm" draw:transform="skewX (0.0315904594610914) rotate (1.72211637294248) translate (14.8661266759672cm 7.32011736708948cm)" svg:viewBox="0 0 878 966" draw:points="92,27395 383,27395 628,27329 857,27186 795,27473 793,27709 835,27908 878,27989 679,28107 450,28146 199,28152 108,28138 32,28008 0,27722 30,27475">
          <text:p/>
        </draw:polygon>
        <draw:line draw:style-name="gr16" draw:text-style-name="P1" draw:id="id5" draw:layer="layout" svg:x1="15.76cm" svg:y1="5.56cm" svg:x2="15.338cm" svg:y2="6.749cm">
          <text:p/>
        </draw:line>
        <draw:connector draw:style-name="gr17" draw:text-style-name="P1" draw:layer="layout" draw:type="curve" svg:x1="16.887cm" svg:y1="7.095cm" svg:x2="15.549cm" svg:y2="6.749cm" draw:start-shape="id4" draw:start-glue-point="3" draw:end-shape="id5" draw:end-glue-point="2" svg:d="m16887 7095c-844 0-703 102-827 221s-511 258-511-567">
          <text:p/>
        </draw:connector>
        <draw:polygon draw:style-name="gr15" draw:text-style-name="P1" draw:layer="layout" svg:width="0.877cm" svg:height="0.965cm" draw:transform="skewX (0.0315904594610914) rotate (1.72211637294248) translate (5.7671266759672cm 11.2201173670895cm)" svg:viewBox="0 0 878 966" draw:points="92,8229 383,8229 628,8163 857,8020 795,8307 793,8543 835,8742 878,8823 679,8941 450,8980 199,8986 108,8972 32,8843 0,8556 30,8309">
          <text:p/>
        </draw:polygon>
        <draw:frame draw:style-name="gr8" draw:text-style-name="P7" draw:layer="layout" svg:width="1.15cm" svg:height="0.954cm" svg:x="4.466cm" svg:y="10.488cm">
          <draw:text-box>
            <text:p><text:span text:style-name="T7">dθ</text:span></text:p>
          </draw:text-box>
        </draw:frame>
        <draw:frame draw:style-name="gr18" draw:text-style-name="P7" draw:layer="layout" svg:width="2.736cm" svg:height="0.954cm" svg:x="5.369cm" svg:y="11.39cm">
          <draw:text-box>
            <text:p><text:span text:style-name="T8">sin</text:span><text:span text:style-name="T7">θd</text:span><text:span text:style-name="T9"></text:span></text:p>
          </draw:text-box>
        </draw:frame>
        <draw:line draw:style-name="gr19" draw:text-style-name="P1" draw:layer="layout" svg:x1="6.809cm" svg:y1="11.215cm" svg:x2="5.988cm" svg:y2="11.4cm">
          <text:p/>
        </draw:line>
        <draw:line draw:style-name="gr19" draw:text-style-name="P1" draw:layer="layout" svg:x1="5.486cm" svg:y1="10.501cm" svg:x2="5.75cm" svg:y2="11.268cm">
          <text:p/>
        </draw:line>
      </draw:page>
      <draw:page draw:name="page2" draw:style-name="dp1" draw:master-page-name="Default">
        <draw:line draw:style-name="gr1" draw:text-style-name="P1" draw:layer="layout" svg:x1="8.98cm" svg:y1="14.005cm" svg:x2="8.98cm" svg:y2="5.032cm">
          <text:p/>
        </draw:line>
        <draw:line draw:style-name="gr1" draw:text-style-name="P1" draw:layer="layout" svg:x1="8.98cm" svg:y1="14.006cm" svg:x2="4.871cm" svg:y2="17.87cm">
          <text:p/>
        </draw:line>
        <draw:line draw:style-name="gr1" draw:text-style-name="P1" draw:layer="layout" svg:x1="8.98cm" svg:y1="14.025cm" svg:x2="16.803cm" svg:y2="14.024cm">
          <text:p/>
        </draw:line>
        <draw:line draw:style-name="gr2" draw:text-style-name="P1" draw:layer="layout" svg:x1="8.981cm" svg:y1="14.026cm" svg:x2="14.272cm" svg:y2="9.71cm">
          <text:p/>
        </draw:line>
        <draw:line draw:style-name="gr3" draw:text-style-name="P1" draw:layer="layout" svg:x1="9.019cm" svg:y1="14.04cm" svg:x2="14.273cm" svg:y2="16.11cm">
          <text:p/>
        </draw:line>
        <draw:line draw:style-name="gr3" draw:text-style-name="P1" draw:layer="layout" svg:x1="14.195cm" svg:y1="16.076cm" svg:x2="14.273cm" svg:y2="9.71cm">
          <text:p/>
        </draw:line>
        <draw:line draw:style-name="gr3" draw:text-style-name="P1" draw:layer="layout" svg:x1="14.195cm" svg:y1="16.076cm" svg:x2="6.795cm" svg:y2="16.037cm">
          <text:p/>
        </draw:line>
        <draw:line draw:style-name="gr3" draw:text-style-name="P1" draw:layer="layout" svg:x1="14.195cm" svg:y1="16.077cm" svg:x2="16.036cm" svg:y2="14.005cm">
          <text:p/>
        </draw:line>
        <draw:frame draw:style-name="gr4" draw:text-style-name="P2" draw:layer="layout" svg:width="0.82cm" svg:height="0.954cm" svg:x="4.284cm" svg:y="17.619cm">
          <draw:text-box>
            <text:p><text:span text:style-name="T1">x</text:span></text:p>
          </draw:text-box>
        </draw:frame>
        <draw:frame draw:style-name="gr4" draw:text-style-name="P2" draw:layer="layout" svg:width="0.748cm" svg:height="0.954cm" svg:x="8.666cm" svg:y="4.174cm">
          <draw:text-box>
            <text:p><text:span text:style-name="T1">z</text:span></text:p>
          </draw:text-box>
        </draw:frame>
        <draw:frame draw:style-name="gr4" draw:text-style-name="P2" draw:layer="layout" svg:width="0.786cm" svg:height="0.954cm" svg:x="16.689cm" svg:y="13.432cm">
          <draw:text-box>
            <text:p><text:span text:style-name="T1">y</text:span></text:p>
          </draw:text-box>
        </draw:frame>
        <draw:line draw:style-name="gr5" draw:text-style-name="P1" draw:layer="layout" svg:x1="12.172cm" svg:y1="6.085cm" svg:x2="14.273cm" svg:y2="9.71cm">
          <text:p/>
        </draw:line>
        <draw:line draw:style-name="gr5" draw:text-style-name="P1" draw:layer="layout" svg:x1="14.5cm" svg:y1="13.15cm" svg:x2="14.229cm" svg:y2="9.71cm">
          <text:p/>
        </draw:line>
        <draw:line draw:style-name="gr5" draw:text-style-name="P1" draw:layer="layout" svg:x1="16.961cm" svg:y1="7.752cm" svg:x2="14.273cm" svg:y2="9.71cm">
          <text:p/>
        </draw:line>
        <draw:line draw:style-name="gr20" draw:text-style-name="P1" draw:layer="layout" svg:x1="14.765cm" svg:y1="7.912cm" svg:x2="14.273cm" svg:y2="9.711cm">
          <text:p/>
        </draw:line>
        <draw:frame draw:style-name="gr4" draw:text-style-name="P3" draw:layer="layout" svg:width="0.972cm" svg:height="1.162cm" svg:x="11.406cm" svg:y="5.109cm">
          <draw:text-box>
            <text:p><text:span text:style-name="T2">ê</text:span><text:span text:style-name="T3">1</text:span></text:p>
          </draw:text-box>
        </draw:frame>
        <draw:frame draw:style-name="gr4" draw:text-style-name="P3" draw:layer="layout" svg:width="0.972cm" svg:height="1.162cm" svg:x="14.181cm" svg:y="12.983cm">
          <draw:text-box>
            <text:p><text:span text:style-name="T2">ê</text:span><text:span text:style-name="T3">2</text:span></text:p>
          </draw:text-box>
        </draw:frame>
        <draw:frame draw:style-name="gr4" draw:text-style-name="P3" draw:layer="layout" svg:width="0.951cm" svg:height="1.162cm" svg:x="16.783cm" svg:y="7.102cm">
          <draw:text-box>
            <text:p><text:span text:style-name="T2">ê</text:span><text:span text:style-name="T3">r</text:span></text:p>
          </draw:text-box>
        </draw:frame>
        <draw:line draw:style-name="gr21" draw:text-style-name="P1" draw:layer="layout" svg:x1="14.818cm" svg:y1="7.964cm" svg:x2="16.405cm" svg:y2="10.742cm">
          <text:p/>
        </draw:line>
        <draw:frame draw:style-name="gr8" draw:text-style-name="P4" draw:layer="layout" svg:width="0.976cm" svg:height="0.954cm" svg:x="13.864cm" svg:y="7.38cm">
          <draw:text-box>
            <text:p><text:span text:style-name="T4">Ω</text:span></text:p>
          </draw:text-box>
        </draw:frame>
        <draw:frame draw:style-name="gr4" draw:text-style-name="P5" draw:layer="layout" svg:width="0.786cm" svg:height="0.954cm" svg:x="11.005cm" svg:y="10.831cm">
          <draw:text-box>
            <text:p><text:span text:style-name="T5">r</text:span></text:p>
          </draw:text-box>
        </draw:frame>
        <draw:path draw:style-name="gr11" draw:text-style-name="P1" draw:layer="layout" svg:width="0.571cm" svg:height="0.399cm" svg:x="14.563cm" svg:y="8.675cm" svg:viewBox="0 0 572 400" svg:d="m0 11c655-64 457 159 572 389">
          <text:p/>
        </draw:path>
        <draw:frame draw:style-name="gr22" draw:text-style-name="P4" draw:layer="layout" svg:width="0.832cm" svg:height="0.954cm" svg:x="14.308cm" svg:y="8.629cm">
          <draw:text-box>
            <text:p><text:span text:style-name="T4">θ</text:span></text:p>
          </draw:text-box>
        </draw:frame>
        <draw:frame draw:style-name="gr8" draw:text-style-name="P6" draw:layer="layout" svg:width="1.014cm" svg:height="0.886cm" svg:x="12.611cm" svg:y="7.962cm">
          <draw:text-box>
            <text:p><text:span text:style-name="T6"></text:span></text:p>
          </draw:text-box>
        </draw:frame>
        <draw:frame draw:style-name="gr8" draw:text-style-name="P8" draw:layer="layout" svg:width="1.179cm" svg:height="1.162cm" svg:x="8.854cm" svg:y="14.946cm">
          <draw:text-box>
            <text:p><text:span text:style-name="T10"></text:span><text:span text:style-name="T11">r</text:span></text:p>
          </draw:text-box>
        </draw:frame>
        <draw:path draw:style-name="gr23" draw:text-style-name="P1" draw:layer="layout" svg:width="2.174cm" svg:height="0.764cm" draw:transform="rotate (3.1415926535892) translate (10.1240000000023cm 15.2365807536435cm)" svg:viewBox="0 0 2175 765" svg:d="m2175-30246c-185-24-395-131-555-184s-271-52-371-27c-444-4-682 143-820 239-303 211-317 310-429 509">
          <text:p/>
        </draw:path>
        <draw:path draw:style-name="gr23" draw:text-style-name="P1" draw:layer="layout" svg:width="1.309cm" svg:height="1.074cm" svg:x="9.089cm" svg:y="11.625cm" svg:viewBox="0 0 1310 1075" svg:d="m0 3c655-64 1195 842 1310 1072">
          <text:p/>
        </draw:path>
        <draw:frame draw:style-name="gr8" draw:text-style-name="P9" draw:layer="layout" svg:width="0.997cm" svg:height="1.162cm" svg:x="9.653cm" svg:y="10.942cm">
          <draw:text-box>
            <text:p><text:span text:style-name="T12">θ</text:span><text:span text:style-name="T13">r</text:span></text:p>
          </draw:text-box>
        </draw:frame>
        <draw:line draw:style-name="gr21" draw:text-style-name="P1" draw:layer="layout" svg:x1="16.23cm" svg:y1="8.308cm" svg:x2="16.379cm" svg:y2="10.742cm">
          <text:p/>
        </draw:line>
        <draw:line draw:style-name="gr21" draw:text-style-name="P1" draw:layer="layout" svg:x1="14.421cm" svg:y1="12.012cm" svg:x2="16.38cm" svg:y2="10.743cm">
          <text:p/>
        </draw:line>
        <draw:frame draw:style-name="gr4" draw:text-style-name="P10" draw:layer="layout" svg:width="0.862cm" svg:height="0.954cm" svg:x="15.444cm" svg:y="7.558cm">
          <draw:text-box>
            <text:p><text:span text:style-name="T14">μ</text:span></text:p>
          </draw:text-box>
        </draw:frame>
        <draw:frame draw:style-name="gr4" draw:text-style-name="P10" draw:layer="layout" svg:width="0.862cm" svg:height="0.954cm" svg:x="11.889cm" svg:y="6.453cm">
          <draw:text-box>
            <text:p><text:span text:style-name="T15">η</text:span></text:p>
          </draw:text-box>
        </draw:frame>
        <draw:frame draw:style-name="gr4" draw:text-style-name="P10" draw:layer="layout" svg:width="0.786cm" svg:height="0.954cm" svg:x="14.329cm" svg:y="11.739cm">
          <draw:text-box>
            <text:p><text:span text:style-name="T15">ξ</text:span></text:p>
          </draw:text-box>
        </draw:frame>
        <draw:path draw:style-name="gr23" draw:text-style-name="P1" draw:layer="layout" svg:width="2.174cm" svg:height="0.764cm" draw:transform="rotate (3.1415926535892) translate (10.1250000000023cm 15.2375807536435cm)" svg:viewBox="0 0 2175 765" svg:d="m2175-30248c-185-24-395-131-555-184s-271-52-371-27c-444-4-682 143-820 239-303 211-317 310-429 509">
          <text:p/>
        </draw:path>
        <draw:path draw:style-name="gr11" draw:text-style-name="P1" draw:layer="layout" svg:width="0.391cm" svg:height="0.898cm" svg:x="13.182cm" svg:y="8.494cm" svg:viewBox="0 0 392 899" svg:d="m74 899c-185-715 0-661 318-899">
          <text:p/>
        </draw:path>
        <draw:line draw:style-name="gr21" draw:text-style-name="P1" draw:layer="layout" svg:x1="12.819cm" svg:y1="9.264cm" svg:x2="14.406cm" svg:y2="12.042cm">
          <text:p/>
        </draw:line>
        <draw:line draw:style-name="gr21" draw:text-style-name="P1" draw:layer="layout" svg:x1="12.678cm" svg:y1="6.908cm" svg:x2="12.827cm" svg:y2="9.342cm">
          <text:p/>
        </draw:line>
        <draw:line draw:style-name="gr21" draw:text-style-name="P1" draw:layer="layout" svg:x1="12.722cm" svg:y1="6.913cm" svg:x2="14.681cm" svg:y2="5.644cm">
          <text:p/>
        </draw:line>
        <draw:line draw:style-name="gr21" draw:text-style-name="P1" draw:layer="layout" svg:x1="14.679cm" svg:y1="5.608cm" svg:x2="14.828cm" svg:y2="8.042cm">
          <text:p/>
        </draw:line>
        <draw:line draw:style-name="gr21" draw:text-style-name="P1" draw:layer="layout" svg:x1="14.719cm" svg:y1="5.564cm" svg:x2="16.306cm" svg:y2="8.342cm">
          <text:p/>
        </draw:line>
        <draw:line draw:style-name="gr21" draw:text-style-name="P1" draw:layer="layout" svg:x1="12.922cm" svg:y1="9.213cm" svg:x2="14.881cm" svg:y2="7.944cm">
          <text:p/>
        </draw:line>
        <draw:line draw:style-name="gr21" draw:text-style-name="P1" draw:layer="layout" svg:x1="12.82cm" svg:y1="9.264cm" svg:x2="14.156cm" svg:y2="9.658cm">
          <text:p/>
        </draw:line>
        <draw:custom-shape draw:style-name="gr24" draw:text-style-name="P1" draw:layer="layout" svg:width="0.211cm" svg:height="0.211cm" svg:x="12.626cm" svg:y="6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211cm" svg:height="0.211cm" svg:x="16.127cm" svg:y="8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211cm" svg:height="0.211cm" svg:x="14.328cm" svg:y="11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0.987cm" svg:y1="26.053cm" svg:x2="17.125cm" svg:y2="23.313cm">
          <text:p/>
        </draw:line>
        <draw:line draw:style-name="gr25" draw:text-style-name="P1" draw:layer="layout" svg:x1="10.987cm" svg:y1="26.053cm" svg:x2="16.517cm" svg:y2="24.651cm">
          <text:p/>
        </draw:line>
        <draw:line draw:style-name="gr25" draw:text-style-name="P1" draw:layer="layout" svg:x1="15.723cm" svg:y1="26.238cm" svg:x2="18.21cm" svg:y2="21.132cm">
          <text:p/>
        </draw:line>
        <draw:frame draw:style-name="gr26" draw:text-style-name="P7" draw:layer="layout" svg:width="0.976cm" svg:height="0.954cm" svg:x="17.842cm" svg:y="20.382cm">
          <draw:text-box>
            <text:p><text:span text:style-name="T7">Ω</text:span></text:p>
          </draw:text-box>
        </draw:frame>
        <draw:frame draw:style-name="gr27" draw:text-style-name="P11" draw:layer="layout" svg:width="1.992cm" svg:height="0.954cm" svg:x="13.445cm" svg:y="23.393cm">
          <draw:text-box>
            <text:p><text:span text:style-name="T16">r </text:span><text:span text:style-name="T17">+ </text:span><text:span text:style-name="T16">dr</text:span></text:p>
          </draw:text-box>
        </draw:frame>
        <draw:frame draw:style-name="gr27" draw:text-style-name="P7" draw:layer="layout" svg:width="0.748cm" svg:height="0.954cm" svg:x="13.339cm" svg:y="25.306cm">
          <draw:text-box>
            <text:p><text:span text:style-name="T16">r</text:span></text:p>
          </draw:text-box>
        </draw:frame>
        <draw:frame draw:style-name="gr27" draw:text-style-name="P7" draw:layer="layout" svg:width="1.065cm" svg:height="0.954cm" svg:x="15.675cm" svg:y="23.631cm">
          <draw:text-box>
            <text:p><text:span text:style-name="T16">ds</text:span></text:p>
          </draw:text-box>
        </draw:frame>
        <draw:line draw:style-name="gr28" draw:text-style-name="P1" draw:layer="layout" svg:x1="16.464cm" svg:y1="24.663cm" svg:x2="20.591cm" svg:y2="23.684cm">
          <text:p/>
        </draw:line>
        <draw:line draw:style-name="gr28" draw:text-style-name="P1" draw:layer="layout" svg:x1="17.099cm" svg:y1="23.366cm" svg:x2="20.327cm" svg:y2="21.963cm">
          <text:p/>
        </draw:line>
        <draw:frame draw:style-name="gr29" draw:text-style-name="P7" draw:layer="layout" svg:width="2.013cm" svg:height="0.954cm" svg:x="17.68cm" svg:y="21.55cm">
          <draw:text-box>
            <text:p><text:span text:style-name="T7">θ - dθ</text:span></text:p>
          </draw:text-box>
        </draw:frame>
        <draw:frame draw:style-name="gr29" draw:text-style-name="P7" draw:layer="layout" svg:width="0.832cm" svg:height="0.954cm" svg:x="16.68cm" svg:y="23.651cm">
          <draw:text-box>
            <text:p><text:span text:style-name="T7">θ</text:span></text:p>
          </draw:text-box>
        </draw:frame>
        <draw:line draw:style-name="gr30" draw:text-style-name="P1" draw:layer="layout" svg:x1="11.966cm" svg:y1="25.165cm" svg:x2="12.177cm" svg:y2="25.535cm">
          <text:p/>
        </draw:line>
        <draw:line draw:style-name="gr30" draw:text-style-name="P1" draw:layer="layout" svg:x1="12.204cm" svg:y1="26.25cm" svg:x2="12.204cm" svg:y2="25.747cm">
          <text:p/>
        </draw:line>
        <draw:frame draw:style-name="gr29" draw:text-style-name="P7" draw:layer="layout" svg:width="1.15cm" svg:height="0.954cm" svg:x="11.285cm" svg:y="24.367cm">
          <draw:text-box>
            <text:p><text:span text:style-name="T7">dθ</text:span></text:p>
          </draw:text-box>
        </draw:frame>
        <draw:custom-shape draw:style-name="gr31" draw:text-style-name="P1" draw:layer="layout" svg:width="1.773cm" svg:height="1.773cm" svg:x="2.276cm" svg:y="23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3.123cm" svg:y1="24.103cm" svg:x2="3.123cm" svg:y2="23.23cm">
          <text:p/>
        </draw:line>
        <draw:line draw:style-name="gr33" draw:text-style-name="P1" draw:layer="layout" svg:x1="3.123cm" svg:y1="24.103cm" svg:x2="5.372cm" svg:y2="22.913cm">
          <text:p/>
        </draw:line>
        <draw:line draw:style-name="gr33" draw:text-style-name="P1" draw:layer="layout" svg:x1="3.124cm" svg:y1="24.103cm" svg:x2="7.594cm" svg:y2="22.489cm">
          <text:p/>
        </draw:line>
        <draw:line draw:style-name="gr33" draw:text-style-name="P1" draw:layer="layout" svg:x1="3.072cm" svg:y1="23.31cm" svg:x2="8.997cm" svg:y2="22.251cm">
          <text:p/>
        </draw:line>
        <draw:line draw:style-name="gr34" draw:text-style-name="P1" draw:layer="layout" svg:x1="3.123cm" svg:y1="23.304cm" svg:x2="3.123cm" svg:y2="22.431cm">
          <text:p/>
        </draw:line>
        <draw:line draw:style-name="gr34" draw:text-style-name="P1" draw:layer="layout" svg:x1="5.353cm" svg:y1="22.923cm" svg:x2="7.277cm" svg:y2="21.881cm">
          <text:p/>
        </draw:line>
        <draw:line draw:style-name="gr34" draw:text-style-name="P1" draw:layer="layout" svg:x1="7.411cm" svg:y1="22.517cm" svg:x2="9.235cm" svg:y2="21.749cm">
          <text:p/>
        </draw:line>
        <draw:frame draw:style-name="gr35" draw:text-style-name="P12" draw:layer="layout" svg:width="0.764cm" svg:height="0.744cm" svg:x="2.518cm" svg:y="23.191cm">
          <draw:text-box>
            <text:p><text:span text:style-name="T18">r</text:span><text:span text:style-name="T19">s</text:span></text:p>
          </draw:text-box>
        </draw:frame>
        <draw:frame draw:style-name="gr35" draw:text-style-name="P12" draw:layer="layout" svg:width="0.79cm" svg:height="0.744cm" svg:x="3.703cm" svg:y="22.912cm">
          <draw:text-box>
            <text:p><text:span text:style-name="T18">r</text:span><text:span text:style-name="T19">1</text:span></text:p>
          </draw:text-box>
        </draw:frame>
        <draw:frame draw:style-name="gr35" draw:text-style-name="P12" draw:layer="layout" svg:width="0.79cm" svg:height="0.744cm" svg:x="5.627cm" svg:y="22.918cm">
          <draw:text-box>
            <text:p><text:span text:style-name="T18">r</text:span><text:span text:style-name="T19">2</text:span></text:p>
          </draw:text-box>
        </draw:frame>
        <draw:frame draw:style-name="gr29" draw:text-style-name="P13" draw:layer="layout" svg:width="0.845cm" svg:height="0.744cm" svg:x="6.334cm" svg:y="22.005cm">
          <draw:text-box>
            <text:p><text:span text:style-name="T20">θ</text:span><text:span text:style-name="T21">1</text:span></text:p>
          </draw:text-box>
        </draw:frame>
        <draw:frame draw:style-name="gr29" draw:text-style-name="P13" draw:layer="layout" svg:width="0.845cm" svg:height="0.744cm" svg:x="8.635cm" svg:y="21.705cm">
          <draw:text-box>
            <text:p><text:span text:style-name="T20">θ</text:span><text:span text:style-name="T21">2</text:span></text:p>
          </draw:text-box>
        </draw:frame>
        <draw:frame draw:style-name="gr29" draw:text-style-name="P13" draw:layer="layout" svg:width="0.819cm" svg:height="0.744cm" svg:x="3.001cm" svg:y="22.561cm">
          <draw:text-box>
            <text:p><text:span text:style-name="T20">θ</text:span><text:span text:style-name="T21">s</text:span></text:p>
          </draw:text-box>
        </draw:frame>
      </draw:page>
      <draw:page draw:name="page3" draw:style-name="dp1" draw:master-page-name="Default">
        <draw:custom-shape draw:style-name="gr36" draw:text-style-name="P1" draw:layer="layout" svg:width="6.446cm" svg:height="6.446cm" svg:x="4.762cm" svg:y="6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7" draw:text-style-name="P1" draw:layer="layout" svg:width="6.542cm" svg:height="6.541cm" draw:transform="rotate (3.1415926535892) translate (11.2570000000135cm 13.1809999999943cm)" svg:viewBox="0 0 6543 6542" draw:points="3272,-19868 4522,-19868 4522,-20493 5773,-20493 5773,-21840 6543,-21840 6543,-23139 6543,-24390 5821,-24390 5821,-25640 4474,-25640 4474,-26362 1925,-26362 1925,-25592 674,-25592 674,-24342 0,-24342 0,-21792 722,-21792 722,-20541 1925,-20541 1925,-19820 3175,-19820">
          <text:p/>
        </draw:polygon>
        <draw:line draw:style-name="gr38" draw:text-style-name="P1" draw:layer="layout" svg:x1="11.112cm" svg:y1="21.744cm" svg:x2="11.112cm" svg:y2="24.486cm">
          <text:p/>
        </draw:line>
        <draw:line draw:style-name="gr38" draw:text-style-name="P1" draw:layer="layout" svg:x1="13.612cm" svg:y1="21.744cm" svg:x2="13.612cm" svg:y2="24.486cm">
          <text:p/>
        </draw:line>
        <draw:line draw:style-name="gr38" draw:text-style-name="P1" draw:layer="layout" svg:x1="5.918cm" svg:y1="21.696cm" svg:x2="5.918cm" svg:y2="24.438cm">
          <text:p/>
        </draw:line>
        <draw:line draw:style-name="gr38" draw:text-style-name="P1" draw:layer="layout" svg:x1="8.418cm" svg:y1="21.696cm" svg:x2="8.418cm" svg:y2="24.438cm">
          <text:p/>
        </draw:line>
        <draw:line draw:style-name="gr39" draw:text-style-name="P1" draw:layer="layout" svg:x1="10.102cm" svg:y1="24.149cm" svg:x2="11.257cm" svg:y2="23.427cm">
          <text:p/>
        </draw:line>
        <draw:line draw:style-name="gr40" draw:text-style-name="P1" draw:layer="layout" svg:x1="12.503cm" svg:y1="24.149cm" svg:x2="13.658cm" svg:y2="23.427cm">
          <text:p/>
        </draw:line>
        <draw:line draw:style-name="gr40" draw:text-style-name="P1" draw:layer="layout" svg:x1="11.204cm" svg:y1="23.449cm" svg:x2="12.359cm" svg:y2="22.727cm">
          <text:p/>
        </draw:line>
        <draw:line draw:style-name="gr40" draw:text-style-name="P1" draw:layer="layout" svg:x1="7.31cm" svg:y1="24.101cm" svg:x2="8.465cm" svg:y2="23.379cm">
          <text:p/>
        </draw:line>
        <draw:line draw:style-name="gr41" draw:text-style-name="P1" draw:layer="layout" svg:x1="8.325cm" svg:y1="23.427cm" svg:x2="7.312cm" svg:y2="22.562cm">
          <text:p/>
        </draw:line>
        <draw:line draw:style-name="gr42" draw:text-style-name="P1" draw:layer="layout" svg:x1="9.236cm" svg:y1="24.149cm" svg:x2="8.209cm" svg:y2="23.317cm">
          <text:p/>
        </draw:line>
        <draw:frame draw:style-name="gr43" draw:text-style-name="P14" draw:layer="layout" svg:width="3.319cm" svg:height="1.356cm" svg:x="5.58cm" svg:y="24.823cm">
          <draw:text-box>
            <text:p><text:span text:style-name="T22">reflective</text:span></text:p>
          </draw:text-box>
        </draw:frame>
        <draw:frame draw:style-name="gr43" draw:text-style-name="P14" draw:layer="layout" svg:width="3.319cm" svg:height="1.356cm" svg:x="10.981cm" svg:y="24.823cm">
          <draw:text-box>
            <text:p><text:span text:style-name="T22">periodic</text:span></text:p>
          </draw:text-box>
        </draw:frame>
        <draw:frame draw:style-name="gr44" draw:text-style-name="P15" draw:layer="layout" svg:width="1.251cm" svg:height="1.202cm" svg:x="7.407cm" svg:y="23.672cm">
          <draw:text-box>
            <text:p><text:span text:style-name="T23">Ω</text:span></text:p>
          </draw:text-box>
        </draw:frame>
        <draw:frame draw:style-name="gr45" draw:text-style-name="P15" draw:layer="layout" svg:width="1.251cm" svg:height="1.202cm" svg:x="7.308cm" svg:y="21.972cm">
          <draw:text-box>
            <text:p><text:span text:style-name="T23">Ω</text:span><text:span text:style-name="T24">R</text:span></text:p>
          </draw:text-box>
        </draw:frame>
        <draw:frame draw:style-name="gr4" draw:text-style-name="P14" draw:layer="layout" svg:width="0.951cm" svg:height="1.171cm" svg:x="10.431cm" svg:y="24.026cm">
          <draw:text-box>
            <text:p><text:span text:style-name="T22">r</text:span><text:span text:style-name="T25">1</text:span></text:p>
          </draw:text-box>
        </draw:frame>
        <draw:frame draw:style-name="gr4" draw:text-style-name="P14" draw:layer="layout" svg:width="0.951cm" svg:height="1.171cm" svg:x="12.932cm" svg:y="24.027cm">
          <draw:text-box>
            <text:p><text:span text:style-name="T22">r</text:span><text:span text:style-name="T25">2</text:span></text:p>
          </draw:text-box>
        </draw:frame>
        <draw:custom-shape draw:style-name="gr46" draw:text-style-name="P1" draw:layer="layout" svg:width="3.848cm" svg:height="3.848cm" svg:x="4.714cm" svg:y="15.91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.02cm" svg:height="2.02cm" svg:x="5.705cm" svg:y="16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id="id6" draw:layer="layout" svg:width="4.618cm" svg:height="4.618cm" svg:x="9.677cm" svg:y="15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2.02cm" svg:height="2.02cm" svg:x="11.005cm" svg:y="16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" draw:layer="layout" draw:type="line" svg:x1="11.986cm" svg:y1="15.623cm" svg:x2="13.619cm" svg:y2="16.299cm" draw:start-shape="id6" draw:start-glue-point="4" draw:end-shape="id6" draw:end-glue-point="11" svg:d="m11986 15623 1633 676">
          <text:p/>
        </draw:connector>
        <draw:connector draw:style-name="gr50" draw:text-style-name="P1" draw:layer="layout" draw:type="line" svg:x1="13.619cm" svg:y1="16.299cm" svg:x2="14.295cm" svg:y2="17.932cm" draw:start-shape="id6" draw:start-glue-point="11" draw:end-shape="id6" draw:end-glue-point="10" svg:d="m13619 16299 676 1633">
          <text:p/>
        </draw:connector>
        <draw:connector draw:style-name="gr50" draw:text-style-name="P1" draw:layer="layout" draw:type="line" svg:x1="14.295cm" svg:y1="17.932cm" svg:x2="13.619cm" svg:y2="19.565cm" draw:start-shape="id6" draw:start-glue-point="10" draw:end-shape="id6" draw:end-glue-point="9" svg:d="m14295 17932-676 1633">
          <text:p/>
        </draw:connector>
        <draw:connector draw:style-name="gr50" draw:text-style-name="P1" draw:layer="layout" draw:type="line" svg:x1="13.619cm" svg:y1="19.565cm" svg:x2="11.986cm" svg:y2="20.241cm" draw:start-shape="id6" draw:start-glue-point="9" draw:end-shape="id6" draw:end-glue-point="8" svg:d="m13619 19565-1633 676">
          <text:p/>
        </draw:connector>
        <draw:connector draw:style-name="gr50" draw:text-style-name="P1" draw:layer="layout" draw:type="line" svg:x1="11.986cm" svg:y1="20.241cm" svg:x2="10.353cm" svg:y2="19.565cm" draw:start-shape="id6" draw:start-glue-point="8" draw:end-shape="id6" draw:end-glue-point="7" svg:d="m11986 20241-1633-676">
          <text:p/>
        </draw:connector>
        <draw:connector draw:style-name="gr50" draw:text-style-name="P1" draw:layer="layout" draw:type="line" svg:x1="10.353cm" svg:y1="19.565cm" svg:x2="9.677cm" svg:y2="17.932cm" draw:start-shape="id6" draw:start-glue-point="7" draw:end-shape="id6" draw:end-glue-point="6" svg:d="m10353 19565-676-1633">
          <text:p/>
        </draw:connector>
        <draw:connector draw:style-name="gr50" draw:text-style-name="P1" draw:layer="layout" draw:type="line" svg:x1="9.677cm" svg:y1="17.932cm" svg:x2="10.353cm" svg:y2="16.299cm" draw:start-shape="id6" draw:start-glue-point="6" draw:end-shape="id6" draw:end-glue-point="5" svg:d="m9677 17932 676-1633">
          <text:p/>
        </draw:connector>
        <draw:connector draw:style-name="gr50" draw:text-style-name="P1" draw:layer="layout" draw:type="line" svg:x1="10.353cm" svg:y1="16.299cm" svg:x2="11.986cm" svg:y2="15.623cm" draw:start-shape="id6" draw:start-glue-point="5" draw:end-shape="id6" draw:end-glue-point="4" svg:d="m10353 16299 1633-676">
          <text:p/>
        </draw:connector>
        <draw:line draw:style-name="gr50" draw:text-style-name="P1" draw:layer="layout" svg:x1="6.686cm" svg:y1="15.923cm" svg:x2="8.563cm" svg:y2="16.356cm">
          <text:p/>
        </draw:line>
        <draw:line draw:style-name="gr40" draw:text-style-name="P1" draw:layer="layout" svg:x1="8.466cm" svg:y1="16.404cm" svg:x2="4.762cm" svg:y2="17.847cm">
          <text:p/>
        </draw:line>
        <draw:line draw:style-name="gr50" draw:text-style-name="P1" draw:layer="layout" svg:x1="4.762cm" svg:y1="17.799cm" svg:x2="8.563cm" svg:y2="18.809cm">
          <text:p/>
        </draw:line>
        <draw:line draw:style-name="gr50" draw:text-style-name="P1" draw:layer="layout" svg:x1="8.515cm" svg:y1="18.858cm" svg:x2="6.013cm" svg:y2="19.772cm">
          <text:p/>
        </draw:line>
        <draw:line draw:style-name="gr51" draw:text-style-name="P1" draw:layer="layout" svg:x1="4.807cm" svg:y1="15.109cm" svg:x2="6.875cm" svg:y2="15.879cm">
          <text:p/>
        </draw:line>
        <draw:line draw:style-name="gr51" draw:text-style-name="P1" draw:layer="layout" svg:x1="10.207cm" svg:y1="14.909cm" svg:x2="12.275cm" svg:y2="15.679cm">
          <text:p/>
        </draw:line>
      </draw:page>
      <draw:page draw:name="page4" draw:style-name="dp1" draw:master-page-name="Default">
        <draw:custom-shape draw:style-name="gr52" draw:text-style-name="P1" draw:layer="layout" svg:width="2.477cm" svg:height="2.032cm" svg:x="11.379cm" svg:y="10.51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2.477cm" svg:height="2.032cm" svg:x="6.778cm" svg:y="10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" draw:layer="layout" svg:width="2.477cm" svg:height="2.032cm" svg:x="4.277cm" svg:y="10.51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.723cm" svg:height="2.033cm" svg:x="11.422cm" svg:y="3.64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2.723cm" svg:height="2.033cm" svg:x="7.448cm" svg:y="3.643cm">
          <text:p/>
          <draw:enhanced-geometry svg:viewBox="0 0 21600 21600" draw:type="rectangle" draw:enhanced-path="M 0 0 L 21600 0 21600 21600 0 21600 0 0 Z N"/>
        </draw:custom-shape>
        <draw:frame draw:style-name="gr57" draw:text-style-name="P16" draw:layer="layout" svg:width="1.722cm" svg:height="1.324cm" svg:x="8.369cm" svg:y="4.179cm">
          <draw:text-box>
            <text:p><text:span text:style-name="T26">2</text:span></text:p>
          </draw:text-box>
        </draw:frame>
        <draw:custom-shape draw:style-name="gr58" draw:text-style-name="P17" draw:layer="layout" svg:width="2.723cm" svg:height="2.033cm" svg:x="4.721cm" svg:y="3.64cm">
          <text:p/>
          <draw:enhanced-geometry svg:viewBox="0 0 21600 21600" draw:type="rectangle" draw:enhanced-path="M 0 0 L 21600 0 21600 21600 0 21600 0 0 Z N"/>
        </draw:custom-shape>
        <draw:frame draw:style-name="gr57" draw:text-style-name="P16" draw:layer="layout" svg:width="0.843cm" svg:height="1.324cm" svg:x="5.643cm" svg:y="4.176cm">
          <draw:text-box>
            <text:p><text:span text:style-name="T26">1</text:span></text:p>
          </draw:text-box>
        </draw:frame>
        <draw:frame draw:style-name="gr57" draw:text-style-name="P16" draw:layer="layout" svg:width="1.281cm" svg:height="1.324cm" svg:x="12.343cm" svg:y="4.276cm">
          <draw:text-box>
            <text:p><text:span text:style-name="T26">N</text:span></text:p>
          </draw:text-box>
        </draw:frame>
        <draw:frame draw:style-name="gr4" draw:text-style-name="P14" draw:layer="layout" svg:width="1.035cm" svg:height="0.962cm" svg:x="10.294cm" svg:y="4.026cm">
          <draw:text-box>
            <text:p><text:span text:style-name="T22">...</text:span></text:p>
          </draw:text-box>
        </draw:frame>
        <draw:custom-shape draw:style-name="gr59" draw:text-style-name="P1" draw:layer="layout" svg:width="11.25cm" svg:height="0.353cm" svg:x="4.127cm" svg:y="3.481cm">
          <text:p/>
          <draw:enhanced-geometry svg:viewBox="0 0 21600 21600" draw:type="rectangle" draw:enhanced-path="M 0 0 L 21600 0 21600 21600 0 21600 0 0 Z N"/>
        </draw:custom-shape>
        <draw:frame draw:style-name="gr4" draw:text-style-name="P18" draw:layer="layout" svg:width="1.358cm" svg:height="1.182cm" svg:x="4.077cm" svg:y="2.562cm">
          <draw:text-box>
            <text:p><text:span text:style-name="T27">x</text:span><text:span text:style-name="T28">1/2</text:span></text:p>
          </draw:text-box>
        </draw:frame>
        <draw:frame draw:style-name="gr4" draw:text-style-name="P18" draw:layer="layout" svg:width="1.396cm" svg:height="1.182cm" svg:x="9.178cm" svg:y="2.563cm">
          <draw:text-box>
            <text:p><text:span text:style-name="T27">x</text:span><text:span text:style-name="T28">5/2</text:span></text:p>
          </draw:text-box>
        </draw:frame>
        <draw:frame draw:style-name="gr4" draw:text-style-name="P18" draw:layer="layout" svg:width="1.781cm" svg:height="1.182cm" svg:x="10.779cm" svg:y="2.564cm">
          <draw:text-box>
            <text:p><text:span text:style-name="T27">x</text:span><text:span text:style-name="T28">N-1/2</text:span></text:p>
          </draw:text-box>
        </draw:frame>
        <draw:frame draw:style-name="gr4" draw:text-style-name="P18" draw:layer="layout" svg:width="1.878cm" svg:height="1.182cm" svg:x="13.283cm" svg:y="2.568cm">
          <draw:text-box>
            <text:p><text:span text:style-name="T27">x</text:span><text:span text:style-name="T28">N+1/2</text:span></text:p>
          </draw:text-box>
        </draw:frame>
        <draw:frame draw:style-name="gr4" draw:text-style-name="P18" draw:layer="layout" svg:width="1.404cm" svg:height="1.182cm" svg:x="6.579cm" svg:y="2.564cm">
          <draw:text-box>
            <text:p><text:span text:style-name="T27">x</text:span><text:span text:style-name="T28">3/2</text:span></text:p>
          </draw:text-box>
        </draw:frame>
        <draw:custom-shape draw:style-name="gr59" draw:text-style-name="P1" draw:layer="layout" svg:width="11.25cm" svg:height="0.353cm" svg:x="4.127cm" svg:y="5.582cm">
          <text:p/>
          <draw:enhanced-geometry svg:viewBox="0 0 21600 21600" draw:type="rectangle" draw:enhanced-path="M 0 0 L 21600 0 21600 21600 0 21600 0 0 Z N"/>
        </draw:custom-shape>
        <draw:frame draw:style-name="gr4" draw:text-style-name="P18" draw:layer="layout" svg:width="0.891cm" svg:height="0.975cm" svg:x="4.277cm" svg:y="5.462cm">
          <draw:text-box>
            <text:p><text:span text:style-name="T27">0</text:span></text:p>
          </draw:text-box>
        </draw:frame>
        <draw:frame draw:style-name="gr4" draw:text-style-name="P18" draw:layer="layout" svg:width="0.887cm" svg:height="0.975cm" svg:x="13.683cm" svg:y="5.468cm">
          <draw:text-box>
            <text:p><text:span text:style-name="T27">L</text:span></text:p>
          </draw:text-box>
        </draw:frame>
        <draw:frame draw:style-name="gr4" draw:text-style-name="P18" draw:layer="layout" svg:width="2.784cm" svg:height="0.975cm" svg:x="1.878cm" svg:y="4.163cm">
          <draw:text-box>
            <text:p><text:span text:style-name="T27">vacuum</text:span></text:p>
          </draw:text-box>
        </draw:frame>
        <draw:frame draw:style-name="gr4" draw:text-style-name="P18" draw:layer="layout" svg:width="2.784cm" svg:height="0.975cm" svg:x="14.278cm" svg:y="4.164cm">
          <draw:text-box>
            <text:p><text:span text:style-name="T27">vacuum</text:span></text:p>
          </draw:text-box>
        </draw:frame>
        <draw:line draw:style-name="gr60" draw:text-style-name="P1" draw:layer="layout" svg:x1="4.2cm" svg:y1="10.512cm" svg:x2="4.2cm" svg:y2="12.544cm">
          <text:p/>
        </draw:line>
        <draw:line draw:style-name="gr60" draw:text-style-name="P1" draw:layer="layout" svg:x1="6.715cm" svg:y1="10.512cm" svg:x2="6.715cm" svg:y2="12.544cm">
          <text:p/>
        </draw:line>
        <draw:line draw:style-name="gr60" draw:text-style-name="P1" draw:layer="layout" svg:x1="9.306cm" svg:y1="10.512cm" svg:x2="9.306cm" svg:y2="12.544cm">
          <text:p/>
        </draw:line>
        <draw:line draw:style-name="gr60" draw:text-style-name="P1" draw:layer="layout" svg:x1="11.312cm" svg:y1="10.512cm" svg:x2="11.312cm" svg:y2="12.544cm">
          <text:p/>
        </draw:line>
        <draw:line draw:style-name="gr60" draw:text-style-name="P1" draw:layer="layout" svg:x1="13.903cm" svg:y1="10.512cm" svg:x2="13.903cm" svg:y2="12.544cm">
          <text:p/>
        </draw:line>
        <draw:frame draw:style-name="gr4" draw:text-style-name="P19" draw:layer="layout" svg:width="1.26cm" svg:height="1.162cm" svg:x="3.577cm" svg:y="9.362cm">
          <draw:text-box>
            <text:p><text:span text:style-name="T29">x</text:span><text:span text:style-name="T30">1/2</text:span></text:p>
          </draw:text-box>
        </draw:frame>
        <draw:frame draw:style-name="gr4" draw:text-style-name="P19" draw:layer="layout" svg:width="1.26cm" svg:height="1.162cm" svg:x="8.778cm" svg:y="9.363cm">
          <draw:text-box>
            <text:p><text:span text:style-name="T29">x</text:span><text:span text:style-name="T30">5/2</text:span></text:p>
          </draw:text-box>
        </draw:frame>
        <draw:frame draw:style-name="gr4" draw:text-style-name="P19" draw:layer="layout" svg:width="1.485cm" svg:height="1.162cm" svg:x="10.679cm" svg:y="9.364cm">
          <draw:text-box>
            <text:p><text:span text:style-name="T29">x</text:span><text:span text:style-name="T30">i-1/2</text:span></text:p>
          </draw:text-box>
        </draw:frame>
        <draw:frame draw:style-name="gr4" draw:text-style-name="P19" draw:layer="layout" svg:width="1.612cm" svg:height="1.162cm" svg:x="13.283cm" svg:y="9.368cm">
          <draw:text-box>
            <text:p><text:span text:style-name="T29">x</text:span><text:span text:style-name="T30">i+1/2</text:span></text:p>
          </draw:text-box>
        </draw:frame>
        <draw:frame draw:style-name="gr4" draw:text-style-name="P19" draw:layer="layout" svg:width="1.26cm" svg:height="1.162cm" svg:x="6.079cm" svg:y="9.364cm">
          <draw:text-box>
            <text:p><text:span text:style-name="T29">x</text:span><text:span text:style-name="T30">3/2</text:span></text:p>
          </draw:text-box>
        </draw:frame>
        <draw:frame draw:style-name="gr4" draw:text-style-name="P19" draw:layer="layout" svg:width="0.972cm" svg:height="1.162cm" svg:x="4.979cm" svg:y="9.364cm">
          <draw:text-box>
            <text:p><text:span text:style-name="T29">x</text:span><text:span text:style-name="T30">1</text:span></text:p>
          </draw:text-box>
        </draw:frame>
        <draw:frame draw:style-name="gr4" draw:text-style-name="P19" draw:layer="layout" svg:width="0.972cm" svg:height="1.162cm" svg:x="7.58cm" svg:y="9.364cm">
          <draw:text-box>
            <text:p><text:span text:style-name="T29">x</text:span><text:span text:style-name="T30">2</text:span></text:p>
          </draw:text-box>
        </draw:frame>
        <draw:frame draw:style-name="gr4" draw:text-style-name="P19" draw:layer="layout" svg:width="0.888cm" svg:height="1.162cm" svg:x="12.181cm" svg:y="9.364cm">
          <draw:text-box>
            <text:p><text:span text:style-name="T29">x</text:span><text:span text:style-name="T30">i</text:span></text:p>
          </draw:text-box>
        </draw:frame>
        <draw:line draw:style-name="gr61" draw:text-style-name="P1" draw:layer="layout" svg:x1="5.5cm" svg:y1="10.69cm" svg:x2="5.512cm" svg:y2="12.327cm">
          <text:p/>
        </draw:line>
        <draw:frame draw:style-name="gr4" draw:text-style-name="P20" draw:layer="layout" svg:width="0.985cm" svg:height="0.954cm" svg:x="9.795cm" svg:y="10.826cm">
          <draw:text-box>
            <text:p><text:span text:style-name="T31">...</text:span></text:p>
          </draw:text-box>
        </draw:frame>
        <draw:line draw:style-name="gr61" draw:text-style-name="P1" draw:layer="layout" svg:x1="8.1cm" svg:y1="10.691cm" svg:x2="8.112cm" svg:y2="12.328cm">
          <text:p/>
        </draw:line>
        <draw:line draw:style-name="gr61" draw:text-style-name="P1" draw:layer="layout" svg:x1="12.6cm" svg:y1="10.692cm" svg:x2="12.612cm" svg:y2="12.329cm">
          <text:p/>
        </draw:line>
        <draw:custom-shape draw:style-name="gr62" draw:text-style-name="P1" draw:layer="layout" svg:width="2.477cm" svg:height="2.032cm" svg:x="15.88cm" svg:y="10.512cm">
          <text:p/>
          <draw:enhanced-geometry svg:viewBox="0 0 21600 21600" draw:type="rectangle" draw:enhanced-path="M 0 0 L 21600 0 21600 21600 0 21600 0 0 Z N"/>
        </draw:custom-shape>
        <draw:line draw:style-name="gr60" draw:text-style-name="P1" draw:layer="layout" svg:x1="15.813cm" svg:y1="10.512cm" svg:x2="15.813cm" svg:y2="12.544cm">
          <text:p/>
        </draw:line>
        <draw:line draw:style-name="gr60" draw:text-style-name="P1" draw:layer="layout" svg:x1="18.404cm" svg:y1="10.512cm" svg:x2="18.404cm" svg:y2="12.544cm">
          <text:p/>
        </draw:line>
        <draw:frame draw:style-name="gr4" draw:text-style-name="P19" draw:layer="layout" svg:width="1.506cm" svg:height="1.162cm" svg:x="15.18cm" svg:y="9.364cm">
          <draw:text-box>
            <text:p><text:span text:style-name="T29">x</text:span><text:span text:style-name="T30">I-1/2</text:span></text:p>
          </draw:text-box>
        </draw:frame>
        <draw:frame draw:style-name="gr4" draw:text-style-name="P19" draw:layer="layout" svg:width="1.633cm" svg:height="1.162cm" svg:x="17.784cm" svg:y="9.368cm">
          <draw:text-box>
            <text:p><text:span text:style-name="T29">x</text:span><text:span text:style-name="T30">I+1/2</text:span></text:p>
          </draw:text-box>
        </draw:frame>
        <draw:frame draw:style-name="gr4" draw:text-style-name="P19" draw:layer="layout" svg:width="0.909cm" svg:height="1.162cm" svg:x="16.682cm" svg:y="9.364cm">
          <draw:text-box>
            <text:p><text:span text:style-name="T29">x</text:span><text:span text:style-name="T30">I</text:span></text:p>
          </draw:text-box>
        </draw:frame>
        <draw:frame draw:style-name="gr4" draw:text-style-name="P20" draw:layer="layout" svg:width="0.985cm" svg:height="0.954cm" svg:x="14.296cm" svg:y="10.826cm">
          <draw:text-box>
            <text:p><text:span text:style-name="T31">...</text:span></text:p>
          </draw:text-box>
        </draw:frame>
        <draw:line draw:style-name="gr61" draw:text-style-name="P1" draw:layer="layout" svg:x1="17.101cm" svg:y1="10.692cm" svg:x2="17.113cm" svg:y2="12.3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Hatch_20_1" draw:display-name="Hatch 1" draw:style="single" draw:color="#808080" draw:distance="0.254cm" draw:rotation="450"/>
    <draw:hatch draw:name="Hatch_20_2" draw:display-name="Hatch 2" draw:style="single" draw:color="#808080" draw:distance="0.254cm" draw:rotation="315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draw:marker draw:name="Arrowheads_20_4" draw:display-name="Arrowheads 4" svg:viewBox="0 0 1131 902" svg:d="m564 0-564 902h1131z"/>
    <draw:marker draw:name="Arrowheads_20_5" draw:display-name="Arrowheads 5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28T11:10:11</meta:creation-date>
    <dc:date>2011-04-23T13:36:37</dc:date>
    <meta:editing-duration>PT116H30M17S</meta:editing-duration>
    <meta:editing-cycles>11</meta:editing-cycles>
    <meta:generator>OpenOffice.org/3.2$Linux OpenOffice.org_project/320m12$Build-9483</meta:generator>
    <dc:creator>Jeremy </dc:creator>
    <meta:document-statistic meta:object-count="196"/>
    <meta:user-defined meta:name="Info 1"/>
    <meta:user-defined meta:name="Info 2"/>
    <meta:user-defined meta:name="Info 3"/>
    <meta:user-defined meta:name="Info 4"/>
  </office:meta>
</office:document-meta>
</file>